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標準-title">
      <style:graphic-properties fo:min-height="3.506cm"/>
    </style:style>
    <style:style style:name="pr2" style:family="presentation" style:parent-style-name="標準-subtitle">
      <style:graphic-properties draw:fill-color="#ffffff" fo:min-height="12.179cm"/>
    </style:style>
    <style:style style:name="pr3" style:family="presentation" style:parent-style-name="標準-notes">
      <style:graphic-properties draw:fill-color="#ffffff" fo:min-height="13.364cm"/>
    </style:style>
    <style:style style:name="pr4" style:family="presentation" style:parent-style-name="標準-outline1">
      <style:graphic-properties fo:min-height="11.929cm"/>
    </style:style>
    <style:style style:name="P1" style:family="paragraph">
      <style:text-properties fo:font-size="18pt" style:font-size-asian="18pt" style:font-size-complex="18pt"/>
    </style:style>
    <style:style style:name="P2" style:family="paragraph">
      <style:text-properties fo:font-size="24pt" style:font-size-asian="24pt" style:font-size-complex="24pt"/>
    </style:style>
    <style:style style:name="T1" style:family="text">
      <style:text-properties fo:font-size="18pt" style:font-size-asian="18pt" style:font-size-complex="18pt"/>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506cm" svg:x="1.4cm" svg:y="0.837cm" presentation:class="title">
          <draw:text-box>
            <text:p>SystemJS 入門</text:p>
          </draw:text-box>
        </draw:frame>
        <draw:frame presentation:style-name="pr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typescript</text:p>
                <text:list>
                  <text:list-item>
                    <text:p>tsc -m commonjs|system</text:p>
                  </text:list-item>
                  <text:list-item>
                    <text:p>commonjs</text:p>
                    <text:list>
                      <text:list-item>
                        <text:p>node.js, browserify, webpack</text:p>
                      </text:list-item>
                      <text:list-item>
                        <text:p>require, module.export</text:p>
                      </text:list-item>
                    </text:list>
                  </text:list-item>
                  <text:list-item>
                    <text:p>system</text:p>
                    <text:list>
                      <text:list-item>
                        <text:p>SystemJS</text:p>
                      </text:list-item>
                      <text:list-item>
                        <text:p>ES6 module loader</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RxJS is a required dependency of Angular 2.</text:p>
              </text:list-item>
              <text:list-item>
                <text:p>You should include RxJS in your project by declaring a dependency on the rxjs npm package.</text:p>
              </text:list-item>
              <text:list-item>
                <text:p>Depending on if you are using Angular bundles or not you can either use RxJS bundles from node_modules/rxjs/bundles/ or configure your bundler to pull in the individual files from the npm package.</text:p>
              </text:list-item>
            </text:list>
          </draw:text-box>
        </draw:frame>
        <draw:frame draw:style-name="gr2" draw:layer="layout" svg:width="31.338cm" svg:height="0.962cm" svg:x="2.262cm" svg:y="18.2cm">
          <draw:text-box>
            <text:p>https://github.com/angular/angular/blob/master/modules/angular2/docs/bundles/overview.md#required-polyfills</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Polyfills are required for Angular 2 to function properly (the exact list depends on the browser used) and external dependencies (zone.js). To ease setup of Angular 2 applications there is one file - angular2-polyfills.js - that combines:</text:p>
              </text:list-item>
              <text:list-item>
                <text:p/>
              </text:list-item>
              <text:list-item>
                <text:p>a polyfill mandatory for all browsers: reflect-metadata</text:p>
              </text:list-item>
              <text:list-item>
                <text:p>zone.js</text:p>
              </text:list-item>
              <text:list-item>
                <text:p>Note: angular2-polyfills.js contains code that should be loaded into the browser as the very first code of the web application even before the module loader. The preferred solution is to load the mentioned file in a script tag as early as possible.</text:p>
              </text:list-item>
            </text:list>
          </draw:text-box>
        </draw:frame>
        <draw:frame draw:style-name="gr2" draw:layer="layout" svg:width="31.338cm" svg:height="0.962cm" svg:x="1.2cm" svg:y="18.438cm">
          <draw:text-box>
            <text:p>https://github.com/angular/angular/blob/master/modules/angular2/docs/bundles/overview.md#required-polyfills</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2. Create a project:</text:p>
          </draw:text-box>
        </draw:frame>
        <draw:frame presentation:style-name="pr4" draw:layer="layout" svg:width="25.199cm" svg:height="12.179cm" svg:x="1.4cm" svg:y="4.914cm" presentation:class="outline">
          <draw:text-box>
            <text:list text:style-name="L2">
              <text:list-item>
                <text:p>cd my-project</text:p>
              </text:list-item>
              <text:list-item>
                <text:p>npm install jspm --save-dev</text:p>
              </text:list-item>
              <text:list-item>
                <text:p>jspm init</text:p>
              </text:list-item>
              <text:list-item>
                <text:p>Package.json file does not exist, create it? [yes]: </text:p>
              </text:list-item>
              <text:list-item>
                <text:p>Would you like jspm to prefix the jspm package.json properties under jspm? [yes]: </text:p>
              </text:list-item>
              <text:list-item>
                <text:p>Enter server baseURL (public folder path) [.]: </text:p>
              </text:list-item>
              <text:list-item>
                <text:p>Enter jspm packages folder [./jspm_packages]: </text:p>
              </text:list-item>
              <text:list-item>
                <text:p>Enter config file path [./config.js]: </text:p>
              </text:list-item>
              <text:list-item>
                <text:p>Configuration file config.js doesn't exist, create it? [yes]:</text:p>
              </text:list-item>
              <text:list-item>
                <text:p>Enter client baseURL (public folder URL) [/]: </text:p>
              </text:list-item>
              <text:list-item>
                <text:p>Which ES6 transpiler would you like to use, Traceur or Babel? [traceur]:</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3. Install any packages from the jspm Registry, GitHub or npm:</text:p>
          </draw:text-box>
        </draw:frame>
        <draw:frame presentation:style-name="pr4" draw:layer="layout" svg:width="25.199cm" svg:height="12.179cm" svg:x="1.4cm" svg:y="4.914cm" presentation:class="outline">
          <draw:text-box>
            <text:list text:style-name="L2">
              <text:list-item>
                <text:p>jspm install npm:lodash-node</text:p>
              </text:list-item>
              <text:list-item>
                <text:p>jspm install github:components/jquery</text:p>
              </text:list-item>
              <text:list-item>
                <text:p>jspm install jquery</text:p>
              </text:list-item>
              <text:list-item>
                <text:p>jspm install myname=npm:underscore</text:p>
                <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4. Write application code</text:p>
          </draw:text-box>
        </draw:frame>
        <draw:frame presentation:style-name="pr4" draw:text-style-name="P1" draw:layer="layout" svg:width="25.199cm" svg:height="12.179cm" svg:x="1.4cm" svg:y="4.914cm" presentation:class="outline">
          <draw:text-box>
            <text:list text:style-name="L2">
              <text:list-item>
                <text:p><text:span text:style-name="T1">lib/bootstrap.js</text:span></text:p>
                <text:p><text:span text:style-name="T1"><text:s/></text:span><text:span text:style-name="T1">import _ from 'lodash-node/modern/lang/isEqual.js';</text:span></text:p>
                <text:p><text:span text:style-name="T1"><text:s/></text:span><text:span text:style-name="T1">import $ from 'jquery';</text:span></text:p>
                <text:p><text:span text:style-name="T1"><text:s/></text:span><text:span text:style-name="T1">import underscore from 'myname';</text:span></text:p>
                <text:p><text:span text:style-name="T1"><text:s/></text:span><text:span text:style-name="T1">export function bootstrap() {</text:span></text:p>
                <text:p><text:span text:style-name="T1"><text:s text:c="6"/></text:span><text:span text:style-name="T1">// bootstrap code here</text:span></text:p>
                <text:p><text:span text:style-name="T1"><text:s/></text:span><text:span text:style-name="T1">}</text:span></text:p>
              </text:list-item>
              <text:list-item>
                <text:p><text:span text:style-name="T1">lib/main.js</text:span></text:p>
                <text:p><text:span text:style-name="T1"><text:s/></text:span><text:span text:style-name="T1">import {bootstrap} from './bootstrap.js';</text:span></text:p>
                <text:p><text:span text:style-name="T1">bootstrap();</text:span></text:p>
              </text:list-item>
            </text:list>
          </draw:text-box>
        </draw:frame>
        <draw:frame draw:style-name="gr2" draw:layer="layout" svg:width="11.821cm" svg:height="0.962cm" svg:x="15.4cm" svg:y="19.638cm">
          <draw:text-box>
            <text:list text:style-name="L1">
              <text:list-header>
                <text:p>http://jspm.io/docs/getting-started.html</text:p>
              </text:list-header>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5. Run the code</text:p>
          </draw:text-box>
        </draw:frame>
        <draw:frame presentation:style-name="pr4" draw:text-style-name="P2" draw:layer="layout" svg:width="25.199cm" svg:height="12.179cm" svg:x="1.4cm" svg:y="4.914cm" presentation:class="outline">
          <draw:text-box>
            <text:list text:style-name="L2">
              <text:list-item>
                <text:p><text:span text:style-name="T2"><text:s text:c="2"/></text:span><text:span text:style-name="T2">&lt;!doctype html&gt;</text:span></text:p>
                <text:p><text:span text:style-name="T2"><text:s text:c="2"/></text:span><text:span text:style-name="T2">&lt;script src="jspm_packages/system.js"&gt;&lt;/script&gt;</text:span></text:p>
                <text:p><text:span text:style-name="T2"><text:s text:c="2"/></text:span><text:span text:style-name="T2">&lt;script src="config.js"&gt;&lt;/script&gt;</text:span></text:p>
                <text:p><text:span text:style-name="T2"><text:s text:c="2"/></text:span><text:span text:style-name="T2">&lt;script&gt;</text:span></text:p>
                <text:p><text:span text:style-name="T2"><text:s text:c="4"/></text:span><text:span text:style-name="T2">System.import('lib/main.js');</text:span></text:p>
                <text:p><text:span text:style-name="T2"><text:s text:c="2"/></text:span><text:span text:style-name="T2">&lt;/script&gt;</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zone.js</text:p>
                <text:list>
                  <text:list-item>
                    <text:p>zone is not defined</text:p>
                  </text:list-item>
                  <text:list-item>
                    <text:p><text:span text:style-name="T2">browserify, webpack</text:span><text:span text:style-name="T2">に非対応というコメントを見掛けた</text:span></text:p>
                  </text:list-item>
                  <text:list-item>
                    <text:p><text:span text:style-name="T2">Angular2-webpack-starter</text:span></text:p>
                  </text:list-item>
                  <text:list-item>
                    <text:p><text:span text:style-name="T1">https://github.com/AngularClass/angular2-webpack-starter</text:span></text:p>
                  </text:list-item>
                  <text:list-item>
                    <text:p><text:span text:style-name="T2">があるので動くとは思う</text:span></text:p>
                  </text:list-item>
                  <text:list-item>
                    <text:p><text:span text:style-name="T2">自身の環境では動作は未確認</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jspm install</text:p>
          </draw:text-box>
        </draw:frame>
        <draw:frame presentation:style-name="pr4" draw:layer="layout" svg:width="25.199cm" svg:height="12.179cm" svg:x="1.4cm" svg:y="4.914cm" presentation:class="outline" presentation:user-transformed="true">
          <draw:text-box>
            <text:list text:style-name="L2">
              <text:list-item>
                <text:p>typings install (with no arguments, in package directory)</text:p>
              </text:list-item>
              <text:list-item>
                <text:p>typings install [&lt;name&gt;=]&lt;location&gt;</text:p>
              </text:list-item>
              <text:list-item>
                <text:p/>
              </text:list-item>
              <text:list-item>
                <text:p><text:s text:c="2"/>&lt;name&gt; <text:s text:c="5"/>Module name of the installed definition</text:p>
              </text:list-item>
              <text:list-item>
                <text:p><text:s text:c="2"/>&lt;location&gt; <text:s/>The location to read from (described below)</text:p>
              </text:list-item>
              <text:list-item>
                <text:p/>
              </text:list-item>
              <text:list-item>
                <text:p>Valid Locations:</text:p>
              </text:list-item>
              <text:list-item>
                <text:p><text:s text:c="2"/>[&lt;source&gt;!]&lt;pkg&gt;[@&lt;version&gt;][#&lt;tag&gt;]</text:p>
              </text:list-item>
              <text:list-item>
                <text:p><text:s text:c="2"/>file:&lt;path&gt;</text:p>
              </text:list-item>
              <text:list-item>
                <text:p><text:s text:c="2"/>github:&lt;org&gt;/&lt;repo&gt;[/&lt;path&gt;][#&lt;commitish&gt;]</text:p>
              </text:list-item>
              <text:list-item>
                <text:p><text:s text:c="2"/>bitbucket:&lt;org&gt;/&lt;repo&gt;[/&lt;path&gt;][#&lt;commitish&gt;]</text:p>
              </text:list-item>
              <text:list-item>
                <text:p><text:s text:c="2"/>npm:&lt;pkg&gt;[/&lt;path&gt;]</text:p>
              </text:list-item>
              <text:list-item>
                <text:p><text:s text:c="2"/>bower:&lt;pkg&gt;[/&lt;path&gt;]</text:p>
              </text:list-item>
              <text:list-item>
                <text:p><text:s text:c="2"/>http(s)://&lt;host&gt;/&lt;path&gt;</text:p>
              </text:list-item>
            </text:list>
          </draw:text-box>
        </draw:frame>
        <draw:frame draw:style-name="gr2" draw:layer="layout" svg:width="19.218cm" svg:height="0.962cm" svg:x="5.4cm" svg:y="18.4cm">
          <draw:text-box>
            <text:p>https://github.com/typings/typings/blob/master/docs/commands.md</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xJSのts.d</text:p>
          </draw:text-box>
        </draw:frame>
        <draw:frame presentation:style-name="pr4" draw:text-style-name="P1" draw:layer="layout" svg:width="25.199cm" svg:height="12.179cm" svg:x="1.4cm" svg:y="4.914cm" presentation:class="outline">
          <draw:text-box>
            <text:list text:style-name="L2">
              <text:list-item>
                <text:p text:style-name="P1"><text:span text:style-name="T1">jspm</text:span><text:span text:style-name="T1">での</text:span><text:span text:style-name="T1">install</text:span><text:span text:style-name="T1">先に</text:span><text:span text:style-name="T1">.ts.d</text:span><text:span text:style-name="T1">が配置されている</text:span></text:p>
              </text:list-item>
              <text:list-item>
                <text:p text:style-name="P1"><text:span text:style-name="T1">typings install [&lt;name&gt;=]&lt;location&gt;</text:span></text:p>
              </text:list-item>
              <text:list-item>
                <text:p text:style-name="P1"><text:span text:style-name="T1">&lt;name&gt; Module name of the installed definition</text:span></text:p>
              </text:list-item>
              <text:list-item>
                <text:p text:style-name="P1"><text:span text:style-name="T1"><text:s text:c="2"/></text:span><text:span text:style-name="T1">&lt;location&gt; <text:s/>The location to read from (described below)</text:span></text:p>
              </text:list-item>
              <text:list-item>
                <text:p text:style-name="P1"><text:span text:style-name="T1">typings install rx=file:build/jspm_packages/npm/rx@4.10/ts/rx.all.d.ts --save --ambient</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1T16:19:46.391220163</meta:creation-date>
    <dc:date>2016-04-09T06:01:22.044893673</dc:date>
    <meta:editing-duration>PT8H53M22S</meta:editing-duration>
    <meta:editing-cycles>54</meta:editing-cycles>
    <meta:generator>LibreOffice/4.2.8.2$Linux_X86_64 LibreOffice_project/420m0$Build-2</meta:generator>
    <meta:document-statistic meta:object-count="73"/>
  </office:meta>
</office:document-meta>
</file>